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122in" svg:y="4.2638in">
            <draw:object draw:notify-on-update-of-ranges="Sheet1.H16:Sheet1.H16 Sheet1.H17:Sheet1.H19 Sheet1.I16:Sheet1.I16 Sheet1.I17:Sheet1.I19 Sheet1.J16:Sheet1.J16 Sheet1.J17:Sheet1.J19 Sheet1.K16:Sheet1.K16 Sheet1.K17:Sheet1.K19 Sheet1.L16:Sheet1.L16 Sheet1.L17:Sheet1.L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lass Li_Int</text:p>
          </table:table-cell>
          <table:table-cell office:value-type="string" calcext:value-type="string">
            <text:p>B Li_i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 </text:p>
          </table:table-cell>
          <table:table-cell table:number-columns-repeated="2" office:value-type="float" office:value="716529" calcext:value-type="float">
            <text:p>7165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t </text:p>
          </table:table-cell>
          <table:table-cell table:number-columns-repeated="2" office:value-type="float" office:value="129557" calcext:value-type="float">
            <text:p>129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s </text:p>
          </table:table-cell>
          <table:table-cell table:number-columns-repeated="2" office:value-type="float" office:value="3137" calcext:value-type="float">
            <text:p>3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 </text:p>
          </table:table-cell>
          <table:table-cell office:value-type="float" office:value="109691" calcext:value-type="float">
            <text:p>109691</text:p>
          </table:table-cell>
          <table:table-cell office:value-type="float" office:value="108999" calcext:value-type="float">
            <text:p>108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ong </text:p>
          </table:table-cell>
          <table:table-cell office:value-type="float" office:value="19866" calcext:value-type="float">
            <text:p>19866</text:p>
          </table:table-cell>
          <table:table-cell office:value-type="float" office:value="20558" calcext:value-type="float">
            <text:p>20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ken </text:p>
          </table:table-cell>
          <table:table-cell table:number-columns-repeated="2" office:value-type="float" office:value="111571" calcext:value-type="float">
            <text:p>111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lision </text:p>
          </table:table-cell>
          <table:table-cell table:number-columns-repeated="2" office:value-type="float" office:value="2535" calcext:value-type="float">
            <text:p>2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ong_addr </text:p>
          </table:table-cell>
          <table:table-cell table:number-columns-repeated="2" office:value-type="float" office:value="9954" calcext:value-type="float">
            <text:p>99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t rate </text:p>
          </table:table-cell>
          <table:table-cell table:number-columns-repeated="2" table:style-name="ce1" office:value-type="percentage" office:value="0.9764" calcext:value-type="percentage">
            <text:p>97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diction accuracy </text:p>
          </table:table-cell>
          <table:table-cell table:style-name="ce1" office:value-type="percentage" office:value="0.8467" calcext:value-type="percentage">
            <text:p>84.67%</text:p>
          </table:table-cell>
          <table:table-cell table:style-name="ce1" office:value-type="percentage" office:value="0.8413" calcext:value-type="percentage">
            <text:p>84.1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orrect address </text:p>
          </table:table-cell>
          <table:table-cell table:style-name="ce1" office:value-type="percentage" office:value="0.5011" calcext:value-type="percentage">
            <text:p>50.11%</text:p>
          </table:table-cell>
          <table:table-cell table:style-name="ce1" office:value-type="percentage" office:value="0.4842" calcext:value-type="percentage">
            <text:p>48.4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lls (approx.)</text:p>
          </table:table-cell>
          <table:table-cell table:formula="of:=[.B4]*[.B7]/[.B2]+[.B3]*[.B6]/[.B2]" office:value-type="float" office:value="4080.47348955869" calcext:value-type="float">
            <text:p>4080.47348955869</text:p>
          </table:table-cell>
          <table:table-cell table:formula="of:=[.C4]*[.C7]/[.C2]+[.C3]*[.C6]/[.C2]" office:value-type="float" office:value="4205.59535343301" calcext:value-type="float">
            <text:p>4205.59535343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nches</text:p>
          </table:table-cell>
          <table:table-cell table:formula="of:=[.B3]+[.B4]" office:value-type="float" office:value="132694" calcext:value-type="float">
            <text:p>132694</text:p>
          </table:table-cell>
          <table:table-cell table:formula="of:=[.C3]+[.C4]" office:value-type="float" office:value="132694" calcext:value-type="float">
            <text:p>132694</text:p>
          </table:table-cell>
          <table:table-cell table:number-columns-repeated="9"/>
        </table:table-row>
        <table:table-row table:style-name="ro1">
          <table:table-cell/>
          <table:table-cell table:formula="of:=[.B14]/[.B13]" office:value-type="float" office:value="32.5192653106419" calcext:value-type="float">
            <text:p>32.5192653106419</text:p>
          </table:table-cell>
          <table:table-cell table:formula="of:=[.C14]/[.C13]" office:value-type="float" office:value="31.5517753964804" calcext:value-type="float">
            <text:p>31.55177539648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ass Doduc</text:p>
          </table:table-cell>
          <table:table-cell office:value-type="string" calcext:value-type="string">
            <text:p>B doduc</text:p>
          </table:table-cell>
          <table:table-cell table:number-columns-repeated="5"/>
          <table:table-cell office:value-type="string" calcext:value-type="string">
            <text:p>B (Doduc_FP)</text:p>
          </table:table-cell>
          <table:table-cell office:value-type="string" calcext:value-type="string">
            <text:p>B (Li_int)</text:p>
          </table:table-cell>
          <table:table-cell office:value-type="string" calcext:value-type="string">
            <text:p>Class (Doduc_FP)</text:p>
          </table:table-cell>
          <table:table-cell office:value-type="string" calcext:value-type="string">
            <text:p>Class (Li_Int)</text:p>
          </table:table-cell>
        </table:table-row>
        <table:table-row table:style-name="ro1">
          <table:table-cell office:value-type="string" calcext:value-type="string">
            <text:p>IC </text:p>
          </table:table-cell>
          <table:table-cell table:number-columns-repeated="2" office:value-type="float" office:value="724090" calcext:value-type="float">
            <text:p>724090</text:p>
          </table:table-cell>
          <table:table-cell table:number-columns-repeated="4"/>
          <table:table-cell office:value-type="string" calcext:value-type="string">
            <text:p>Hit rate (%)</text:p>
          </table:table-cell>
          <table:table-cell table:style-name="ce1" office:value-type="percentage" office:value="0.9531" calcext:value-type="percentage">
            <text:p>95.31%</text:p>
          </table:table-cell>
          <table:table-cell table:style-name="ce1" office:value-type="percentage" office:value="0.9764" calcext:value-type="percentage">
            <text:p>97.64%</text:p>
          </table:table-cell>
          <table:table-cell table:style-name="ce1" office:value-type="percentage" office:value="0.9531" calcext:value-type="percentage">
            <text:p>95.31%</text:p>
          </table:table-cell>
          <table:table-cell table:style-name="ce1" office:value-type="percentage" office:value="0.9764" calcext:value-type="percentage">
            <text:p>97.64%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table:number-columns-repeated="2" office:value-type="float" office:value="118421" calcext:value-type="float">
            <text:p>118421</text:p>
          </table:table-cell>
          <table:table-cell table:number-columns-repeated="4"/>
          <table:table-cell office:value-type="string" calcext:value-type="string">
            <text:p>Prediction accuracy (%)</text:p>
          </table:table-cell>
          <table:table-cell table:style-name="ce1" office:value-type="percentage" office:value="0.944" calcext:value-type="percentage">
            <text:p>94.40%</text:p>
          </table:table-cell>
          <table:table-cell table:style-name="ce1" office:value-type="percentage" office:value="0.8413" calcext:value-type="percentage">
            <text:p>84.13%</text:p>
          </table:table-cell>
          <table:table-cell table:style-name="ce1" office:value-type="percentage" office:value="0.9452" calcext:value-type="percentage">
            <text:p>94.52%</text:p>
          </table:table-cell>
          <table:table-cell table:style-name="ce1" office:value-type="percentage" office:value="0.8467" calcext:value-type="percentage">
            <text:p>84.67%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table:number-columns-repeated="2" office:value-type="float" office:value="5833" calcext:value-type="float">
            <text:p>5833</text:p>
          </table:table-cell>
          <table:table-cell table:number-columns-repeated="4"/>
          <table:table-cell office:value-type="string" calcext:value-type="string">
            <text:p>Incorrect address rate (%)</text:p>
          </table:table-cell>
          <table:table-cell table:style-name="ce1" office:value-type="percentage" office:value="0.539" calcext:value-type="percentage">
            <text:p>53.90%</text:p>
          </table:table-cell>
          <table:table-cell table:style-name="ce1" office:value-type="percentage" office:value="0.4842" calcext:value-type="percentage">
            <text:p>48.42%</text:p>
          </table:table-cell>
          <table:table-cell table:style-name="ce1" office:value-type="percentage" office:value="0.5513" calcext:value-type="percentage">
            <text:p>55.13%</text:p>
          </table:table-cell>
          <table:table-cell table:style-name="ce1" office:value-type="percentage" office:value="0.5011" calcext:value-type="percentage">
            <text:p>50.11%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11935" calcext:value-type="float">
            <text:p>111935</text:p>
          </table:table-cell>
          <table:table-cell office:value-type="float" office:value="111786" calcext:value-type="float">
            <text:p>111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ong</text:p>
          </table:table-cell>
          <table:table-cell office:value-type="float" office:value="6486" calcext:value-type="float">
            <text:p>6486</text:p>
          </table:table-cell>
          <table:table-cell office:value-type="float" office:value="6635" calcext:value-type="float">
            <text:p>6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ken</text:p>
          </table:table-cell>
          <table:table-cell table:number-columns-repeated="2" office:value-type="float" office:value="109320" calcext:value-type="float">
            <text:p>1093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lision</text:p>
          </table:table-cell>
          <table:table-cell table:number-columns-repeated="2" office:value-type="float" office:value="5114" calcext:value-type="float">
            <text:p>5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ong addresses</text:p>
          </table:table-cell>
          <table:table-cell table:number-columns-repeated="2" office:value-type="float" office:value="3576" calcext:value-type="float">
            <text:p>3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t rate</text:p>
          </table:table-cell>
          <table:table-cell table:number-columns-repeated="2" table:style-name="ce1" office:value-type="percentage" office:value="0.9531" calcext:value-type="percentage">
            <text:p>95.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diction accuracy</text:p>
          </table:table-cell>
          <table:table-cell table:style-name="ce1" office:value-type="percentage" office:value="0.9452" calcext:value-type="percentage">
            <text:p>94.52%</text:p>
          </table:table-cell>
          <table:table-cell table:style-name="ce1" office:value-type="percentage" office:value="0.944" calcext:value-type="percentage">
            <text:p>94.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orrect address rate</text:p>
          </table:table-cell>
          <table:table-cell table:style-name="ce1" office:value-type="percentage" office:value="0.5513" calcext:value-type="percentage">
            <text:p>55.13%</text:p>
          </table:table-cell>
          <table:table-cell table:style-name="ce1" office:value-type="percentage" office:value="0.539" calcext:value-type="percentage">
            <text:p>53.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lls (approx.)</text:p>
          </table:table-cell>
          <table:table-cell table:formula="of:=[.B19]*[.B22]/[.B17]+[.B18]*[.B21]/[.B17]" office:value-type="float" office:value="1941.39149277024" calcext:value-type="float">
            <text:p>1941.39149277024</text:p>
          </table:table-cell>
          <table:table-cell table:formula="of:=[.C19]*[.C22]/[.C17]+[.C18]*[.C21]/[.C17]" office:value-type="float" office:value="1965.75963623307" calcext:value-type="float">
            <text:p>1965.75963623307</text:p>
          </table:table-cell>
          <table:table-cell table:number-columns-repeated="9"/>
        </table:table-row>
        <table:table-row table:style-name="ro1">
          <table:table-cell/>
          <table:table-cell table:formula="of:=[.B18]+[.B19]" office:value-type="float" office:value="124254" calcext:value-type="float">
            <text:p>124254</text:p>
          </table:table-cell>
          <table:table-cell table:formula="of:=[.C18]+[.C19]" office:value-type="float" office:value="124254" calcext:value-type="float">
            <text:p>124254</text:p>
          </table:table-cell>
          <table:table-cell table:number-columns-repeated="9"/>
        </table:table-row>
        <table:table-row table:style-name="ro1">
          <table:table-cell/>
          <table:table-cell table:formula="of:=[.B29]/[.B28]" office:value-type="float" office:value="64.0025468653403" calcext:value-type="float">
            <text:p>64.0025468653403</text:p>
          </table:table-cell>
          <table:table-cell table:formula="of:=[.C29]/[.C28]" office:value-type="float" office:value="63.2091521820566" calcext:value-type="float">
            <text:p>63.209152182056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0:56:26.426522306</meta:creation-date>
    <dc:date>2022-05-03T12:06:30.723821394</dc:date>
    <meta:editing-duration>PT28M15S</meta:editing-duration>
    <meta:editing-cycles>2</meta:editing-cycles>
    <meta:generator>LibreOffice/6.4.7.2$Linux_X86_64 LibreOffice_project/40$Build-2</meta:generator>
    <meta:document-statistic meta:table-count="1" meta:cell-count="1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4cm" svg:y="3.454cm" style:legend-expansion="high" chart:style-name="ch2"/>
        <chart:plot-area chart:style-name="ch3" table:cell-range-address="Sheet1.H16:Sheet1.L19" chart:data-source-has-labels="both" svg:x="0.32cm" svg:y="0.18cm" svg:width="11.8cm" svg:height="8.64cm">
          <chartooo:coordinate-region svg:x="1.92cm" svg:y="0.18cm" svg:width="10.2cm" svg:height="5.085cm"/>
          <chart:axis chart:dimension="x" chart:name="primary-x" chart:style-name="ch4" chartooo:axis-type="auto">
            <chartooo:date-scale/>
            <chart:categories table:cell-range-address="Sheet1.H17:Sheet1.H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7:Sheet1.I19" chart:label-cell-address="Sheet1.I16:Sheet1.I16" chart:class="chart:bar">
            <chart:data-point chart:repeated="3"/>
          </chart:series>
          <chart:series chart:style-name="ch8" chart:values-cell-range-address="Sheet1.J17:Sheet1.J19" chart:label-cell-address="Sheet1.J16:Sheet1.J16" chart:class="chart:bar">
            <chart:data-point chart:repeated="3"/>
          </chart:series>
          <chart:series chart:style-name="ch9" chart:values-cell-range-address="Sheet1.K17:Sheet1.K19" chart:label-cell-address="Sheet1.K16:Sheet1.K16" chart:class="chart:bar">
            <chart:data-point chart:repeated="3"/>
          </chart:series>
          <chart:series chart:style-name="ch10" chart:values-cell-range-address="Sheet1.L17:Sheet1.L19" chart:label-cell-address="Sheet1.L16:Sheet1.L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 (Doduc_FP)</text:p>
                <draw:g>
                  <svg:desc>Sheet1.I16:Sheet1.I16</svg:desc>
                </draw:g>
              </table:table-cell>
              <table:table-cell office:value-type="string">
                <text:p>B (Li_int)</text:p>
                <draw:g>
                  <svg:desc>Sheet1.J16:Sheet1.J16</svg:desc>
                </draw:g>
              </table:table-cell>
              <table:table-cell office:value-type="string">
                <text:p>Class (Doduc_FP)</text:p>
                <draw:g>
                  <svg:desc>Sheet1.K16:Sheet1.K16</svg:desc>
                </draw:g>
              </table:table-cell>
              <table:table-cell office:value-type="string">
                <text:p>Class (Li_Int)</text:p>
                <draw:g>
                  <svg:desc>Sheet1.L16:Sheet1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 rate (%)</text:p>
                <draw:g>
                  <svg:desc>Sheet1.H17:Sheet1.H19</svg:desc>
                </draw:g>
              </table:table-cell>
              <table:table-cell office:value-type="float" office:value="0.9531">
                <text:p>0.9531</text:p>
                <draw:g>
                  <svg:desc>Sheet1.I17:Sheet1.I19</svg:desc>
                </draw:g>
              </table:table-cell>
              <table:table-cell office:value-type="float" office:value="0.9764">
                <text:p>0.9764</text:p>
                <draw:g>
                  <svg:desc>Sheet1.J17:Sheet1.J19</svg:desc>
                </draw:g>
              </table:table-cell>
              <table:table-cell office:value-type="float" office:value="0.9531">
                <text:p>0.9531</text:p>
                <draw:g>
                  <svg:desc>Sheet1.K17:Sheet1.K19</svg:desc>
                </draw:g>
              </table:table-cell>
              <table:table-cell office:value-type="float" office:value="0.9764">
                <text:p>0.9764</text:p>
                <draw:g>
                  <svg:desc>Sheet1.L17:Sheet1.L19</svg:desc>
                </draw:g>
              </table:table-cell>
            </table:table-row>
            <table:table-row>
              <table:table-cell office:value-type="string">
                <text:p>Prediction accuracy (%)</text:p>
              </table:table-cell>
              <table:table-cell office:value-type="float" office:value="0.944">
                <text:p>0.944</text:p>
              </table:table-cell>
              <table:table-cell office:value-type="float" office:value="0.8413">
                <text:p>0.8413</text:p>
              </table:table-cell>
              <table:table-cell office:value-type="float" office:value="0.9452">
                <text:p>0.9452</text:p>
              </table:table-cell>
              <table:table-cell office:value-type="float" office:value="0.8467">
                <text:p>0.8467</text:p>
              </table:table-cell>
            </table:table-row>
            <table:table-row>
              <table:table-cell office:value-type="string">
                <text:p>Incorrect address rate (%)</text:p>
              </table:table-cell>
              <table:table-cell office:value-type="float" office:value="0.539">
                <text:p>0.539</text:p>
              </table:table-cell>
              <table:table-cell office:value-type="float" office:value="0.4842">
                <text:p>0.4842</text:p>
              </table:table-cell>
              <table:table-cell office:value-type="float" office:value="0.5513">
                <text:p>0.5513</text:p>
              </table:table-cell>
              <table:table-cell office:value-type="float" office:value="0.5011">
                <text:p>0.5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